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border="0.0034in solid #000000" fo:padding="0.0138in" style:shadow="none" fo:text-align="center" fo:margin-top="0in" fo:margin-bottom="0.0395in"/>
    </style:style>
    <style:style style:name="T2" style:parent-style-name="StrongEmphasis" style:family="text">
      <style:text-properties style:font-name="Arial"/>
    </style:style>
    <style:style style:name="P3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4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5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6" style:parent-style-name="Título2" style:family="paragraph">
      <style:paragraph-properties fo:margin-top="0in" fo:margin-bottom="0.0395in"/>
    </style:style>
    <style:style style:name="T7" style:parent-style-name="StrongEmphasis" style:family="text">
      <style:text-properties style:font-name="Arial"/>
    </style:style>
    <style:style style:name="P8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9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10" style:parent-style-name="Título2" style:family="paragraph">
      <style:paragraph-properties fo:margin-top="0in" fo:margin-bottom="0.0395in"/>
    </style:style>
    <style:style style:name="T11" style:parent-style-name="StrongEmphasis" style:family="text">
      <style:text-properties style:font-name="Arial"/>
    </style:style>
    <style:style style:name="P12" style:parent-style-name="Título3" style:family="paragraph">
      <style:paragraph-properties fo:margin-top="0in" fo:margin-bottom="0.0395in"/>
    </style:style>
    <style:style style:name="T13" style:parent-style-name="StrongEmphasis" style:family="text">
      <style:text-properties style:font-name="Arial"/>
    </style:style>
    <style:style style:name="P14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15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16" style:parent-style-name="Título3" style:family="paragraph">
      <style:paragraph-properties fo:margin-top="0in" fo:margin-bottom="0.0395in"/>
    </style:style>
    <style:style style:name="T17" style:parent-style-name="StrongEmphasis" style:family="text">
      <style:text-properties style:font-name="Arial"/>
    </style:style>
    <style:style style:name="P18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19" style:parent-style-name="Título3" style:family="paragraph">
      <style:paragraph-properties fo:margin-top="0in" fo:margin-bottom="0.0395in"/>
    </style:style>
    <style:style style:name="T20" style:parent-style-name="StrongEmphasis" style:family="text">
      <style:text-properties style:font-name="Arial"/>
    </style:style>
    <style:style style:name="P21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22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23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24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25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26" style:parent-style-name="Textbody" style:family="paragraph">
      <style:paragraph-properties fo:text-align="justify" fo:margin-bottom="0.0395in" fo:text-indent="0.7875in">
        <style:tab-stops/>
      </style:paragraph-properties>
      <style:text-properties style:font-name="Segoe UI Emoji" style:font-name-complex="Segoe UI Emoji" fo:font-weight="bold" style:font-weight-asian="bold" style:font-weight-complex="bold"/>
    </style:style>
    <style:style style:name="P27" style:parent-style-name="Textbody" style:family="paragraph">
      <style:paragraph-properties fo:margin-bottom="0.0395in" fo:margin-left="0.5in">
        <style:tab-stops/>
      </style:paragraph-properties>
      <style:text-properties style:font-name="Segoe UI Emoji" style:font-name-complex="Segoe UI Emoji" fo:font-weight="bold" style:font-weight-asian="bold" style:font-weight-complex="bold"/>
    </style:style>
    <style:style style:name="P28" style:parent-style-name="Título2" style:family="paragraph">
      <style:paragraph-properties fo:margin-top="0in" fo:margin-bottom="0.0395in"/>
    </style:style>
    <style:style style:name="T29" style:parent-style-name="StrongEmphasis" style:family="text">
      <style:text-properties style:font-name="Arial"/>
    </style:style>
    <style:style style:name="P30" style:parent-style-name="Título3" style:family="paragraph">
      <style:paragraph-properties fo:margin-top="0in" fo:margin-bottom="0.0395in"/>
    </style:style>
    <style:style style:name="T31" style:parent-style-name="StrongEmphasis" style:family="text">
      <style:text-properties style:font-name="Arial"/>
    </style:style>
    <style:style style:name="P32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33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34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35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36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37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38" style:parent-style-name="Textbody" style:family="paragraph">
      <style:paragraph-properties fo:margin-bottom="0.0395in" fo:margin-left="0.5in">
        <style:tab-stops/>
      </style:paragraph-properties>
      <style:text-properties style:font-name="Segoe UI Emoji" style:font-name-complex="Segoe UI Emoji" fo:font-weight="bold" style:font-weight-asian="bold" style:font-weight-complex="bold"/>
    </style:style>
    <style:style style:name="P39" style:parent-style-name="Título3" style:family="paragraph">
      <style:paragraph-properties fo:margin-top="0in" fo:margin-bottom="0.0395in"/>
    </style:style>
    <style:style style:name="T40" style:parent-style-name="StrongEmphasis" style:family="text">
      <style:text-properties style:font-name="Arial"/>
    </style:style>
    <style:style style:name="P41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42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43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44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45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46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47" style:parent-style-name="Textbody" style:family="paragraph">
      <style:paragraph-properties fo:margin-bottom="0.0395in" fo:margin-left="0.5in">
        <style:tab-stops/>
      </style:paragraph-properties>
      <style:text-properties style:font-name="Segoe UI Emoji" style:font-name-complex="Segoe UI Emoji" fo:font-weight="bold" style:font-weight-asian="bold" style:font-weight-complex="bold"/>
    </style:style>
    <style:style style:name="P48" style:parent-style-name="Título3" style:family="paragraph">
      <style:paragraph-properties fo:margin-top="0in" fo:margin-bottom="0.0395in"/>
    </style:style>
    <style:style style:name="T49" style:parent-style-name="StrongEmphasis" style:family="text">
      <style:text-properties style:font-name="Arial"/>
    </style:style>
    <style:style style:name="P50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51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52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53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54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55" style:parent-style-name="Textbody" style:family="paragraph">
      <style:paragraph-properties fo:margin-bottom="0.0395in" fo:margin-left="0.5in">
        <style:tab-stops/>
      </style:paragraph-properties>
      <style:text-properties style:font-name="Segoe UI Emoji" style:font-name-complex="Segoe UI Emoji" fo:font-weight="bold" style:font-weight-asian="bold" style:font-weight-complex="bold"/>
    </style:style>
    <style:style style:name="P56" style:parent-style-name="Título2" style:family="paragraph">
      <style:paragraph-properties fo:margin-top="0in" fo:margin-bottom="0.0395in"/>
    </style:style>
    <style:style style:name="T57" style:parent-style-name="StrongEmphasis" style:family="text">
      <style:text-properties style:font-name="Arial"/>
    </style:style>
    <style:style style:name="P58" style:parent-style-name="Título3" style:family="paragraph">
      <style:paragraph-properties fo:margin-top="0in" fo:margin-bottom="0.0395in"/>
    </style:style>
    <style:style style:name="T59" style:parent-style-name="StrongEmphasis" style:family="text">
      <style:text-properties style:font-name="Arial"/>
    </style:style>
    <style:style style:name="P60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61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62" style:parent-style-name="Título3" style:family="paragraph">
      <style:paragraph-properties fo:margin-top="0in" fo:margin-bottom="0.0395in"/>
    </style:style>
    <style:style style:name="T63" style:parent-style-name="StrongEmphasis" style:family="text">
      <style:text-properties style:font-name="Arial"/>
    </style:style>
    <style:style style:name="P64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65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66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67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68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69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70" style:parent-style-name="Textbody" style:family="paragraph">
      <style:paragraph-properties fo:margin-bottom="0.0395in" fo:margin-left="0.5in">
        <style:tab-stops/>
      </style:paragraph-properties>
      <style:text-properties style:font-name="Segoe UI Emoji" style:font-name-complex="Segoe UI Emoji" fo:font-weight="bold" style:font-weight-asian="bold" style:font-weight-complex="bold"/>
    </style:style>
    <style:style style:name="P71" style:parent-style-name="Título2" style:family="paragraph">
      <style:paragraph-properties fo:margin-top="0in" fo:margin-bottom="0.0395in"/>
    </style:style>
    <style:style style:name="T72" style:parent-style-name="StrongEmphasis" style:family="text">
      <style:text-properties style:font-name="Arial"/>
    </style:style>
    <style:style style:name="P73" style:parent-style-name="Título3" style:family="paragraph">
      <style:paragraph-properties fo:margin-top="0in" fo:margin-bottom="0.0395in"/>
    </style:style>
    <style:style style:name="T74" style:parent-style-name="StrongEmphasis" style:family="text">
      <style:text-properties style:font-name="Arial"/>
    </style:style>
    <style:style style:name="P75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76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77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78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79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80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81" style:parent-style-name="Textbody" style:family="paragraph">
      <style:paragraph-properties fo:margin-bottom="0.0395in" fo:margin-left="0.5in">
        <style:tab-stops/>
      </style:paragraph-properties>
      <style:text-properties style:font-name="Segoe UI Emoji" style:font-name-complex="Segoe UI Emoji" fo:font-weight="bold" style:font-weight-asian="bold" style:font-weight-complex="bold"/>
    </style:style>
    <style:style style:name="P82" style:parent-style-name="Título3" style:family="paragraph">
      <style:paragraph-properties fo:margin-top="0in" fo:margin-bottom="0.0395in"/>
    </style:style>
    <style:style style:name="T83" style:parent-style-name="StrongEmphasis" style:family="text">
      <style:text-properties style:font-name="Arial"/>
    </style:style>
    <style:style style:name="P84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85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86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87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88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89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90" style:parent-style-name="Título3" style:family="paragraph">
      <style:paragraph-properties fo:margin-top="0in" fo:margin-bottom="0.0395in"/>
    </style:style>
    <style:style style:name="T91" style:parent-style-name="StrongEmphasis" style:family="text">
      <style:text-properties style:font-name="Arial"/>
    </style:style>
    <style:style style:name="P92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93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94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95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96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97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98" style:parent-style-name="Textbody" style:family="paragraph">
      <style:paragraph-properties fo:margin-bottom="0.0395in" fo:margin-left="0.5in">
        <style:tab-stops/>
      </style:paragraph-properties>
      <style:text-properties style:font-name="Segoe UI Emoji" style:font-name-complex="Segoe UI Emoji" fo:font-weight="bold" style:font-weight-asian="bold" style:font-weight-complex="bold"/>
    </style:style>
    <style:style style:name="P99" style:parent-style-name="Título2" style:family="paragraph">
      <style:paragraph-properties fo:margin-top="0in" fo:margin-bottom="0.0395in"/>
    </style:style>
    <style:style style:name="T100" style:parent-style-name="StrongEmphasis" style:family="text">
      <style:text-properties style:font-name="Arial"/>
    </style:style>
    <style:style style:name="P101" style:parent-style-name="Textbody" style:family="paragraph">
      <style:paragraph-properties fo:text-align="justify" fo:margin-bottom="0.0395in" fo:text-indent="0.7875in"/>
      <style:text-properties style:font-name="Segoe UI Emoji" style:font-name-complex="Segoe UI Emoji" fo:font-weight="bold" style:font-weight-asian="bold" style:font-weight-complex="bold"/>
    </style:style>
    <style:style style:name="P102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103" style:parent-style-name="Título2" style:family="paragraph">
      <style:paragraph-properties fo:margin-top="0in" fo:margin-bottom="0.0395in"/>
    </style:style>
    <style:style style:name="T104" style:parent-style-name="StrongEmphasis" style:family="text">
      <style:text-properties style:font-name="Arial"/>
    </style:style>
    <style:style style:name="P105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106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107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108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109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  <style:style style:name="P110" style:parent-style-name="Textbody" style:family="paragraph">
      <style:paragraph-properties fo:margin-bottom="0.0395in"/>
      <style:text-properties style:font-name="Segoe UI Emoji" style:font-name-complex="Segoe UI Emoji" fo:font-weight="bold" style:font-weight-asian="bold" style:font-weight-complex="bold"/>
    </style:style>
  </office:automatic-styles>
  <office:body>
    <office:text text:use-soft-page-breaks="true">
      <text:h text:style-name="P1" text:outline-level="1"><text:span text:style-name="T2">DOCUMENTO DE DEFINIÇÃO DO PROJETO</text:span></text:h>
      <text:p text:style-name="Textbody"/>
      <text:p text:style-name="P3">Projeto de IoT para o Agronegócio: Agricultura Vertical</text:p>
      <text:p text:style-name="P4">📅 Data: 25/03/2025<text:line-break/>👥 Nome do Aluno: André Ricartes<text:line-break/>🎓 Curso: Tecnologia em Big Data no Agronegócio<text:line-break/>📖 Professor:<text:s/>A.F. Traina</text:p>
      <text:p text:style-name="P5"/>
      <text:h text:style-name="P6" text:outline-level="2"><text:span text:style-name="T7">1. Introdução</text:span></text:h>
      <text:p text:style-name="P8">A agricultura vertical representa uma inovação significativa para a produção de alimentos em ambientes urbanos, onde o espaço é limitado e os recursos naturais precisam ser utilizados de forma eficiente. Este projeto propõe o desenvolvimento de um sistema de controle automatizado para hidroponia caseira, utilizando tecnologias IoT para monitorar parâmetros críticos como condutividade elétrica (CE), pH, temperatura, umidade e iluminação. A solução visa democratizar o acesso à produção de alimentos frescos e saudáveis em ambientes urbanos, ao mesmo tempo em que otimiza o uso de recursos e reduz o desperdício de água e nutrientes.</text:p>
      <text:p text:style-name="P9"/>
      <text:h text:style-name="P10" text:outline-level="2"><text:span text:style-name="T11">2. Escolha do Problema no Agronegócio</text:span></text:h>
      <text:h text:style-name="P12" text:outline-level="3"><text:span text:style-name="T13">2.1 Descrição do Problema</text:span></text:h>
      <text:p text:style-name="P14">O problema central abordado neste projeto é a dificuldade de produzir alimentos frescos e saudáveis em ambientes urbanos, onde o espaço é limitado e o acesso a recursos naturais é restrito. A agricultura tradicional demanda grandes áreas, consome volumes significativos de água e frequentemente utiliza agrotóxicos, tornando-a inadequada para contextos urbanos. Adicionalmente, os sistemas hidropônicos existentes no mercado geralmente são complexos, caros e exigem conhecimento técnico especializado, limitando sua adoção pelo público geral.</text:p>
      <text:p text:style-name="P15"/>
      <text:h text:style-name="P16" text:outline-level="3"><text:span text:style-name="T17">2.2 Evidências do Problema</text:span></text:h>
      <text:p text:style-name="P18">Estudos mostram que mais de 55% da população mundial vive em áreas urbanas, com previsão de aumento para 68% até 2050. Simultaneamente, a distância média percorrida pelos alimentos até chegarem aos consumidores urbanos é de aproximadamente 1.500 km, resultando em perda de frescor, valor nutricional e aumento da pegada de carbono. Os sistemas hidropônicos convencionais podem custar entre R$5.000 e R$15.000, tornando-os inacessíveis para muitos consumidores interessados em produção caseira de alimentos.</text:p>
      <text:soft-page-break/>
      <text:h text:style-name="P19" text:outline-level="3"><text:span text:style-name="T20">2.3 Impacto no Setor</text:span></text:h>
      <text:p text:style-name="P21">A falta de soluções acessíveis para agricultura urbana impacta o setor de diversas formas:</text:p>
      <text:list text:style-name="LFO11" text:continue-numbering="true">
        <text:list-item>
          <text:p text:style-name="P22">Dependência de cadeias de suprimento longas e vulneráveis</text:p>
        </text:list-item>
        <text:list-item>
          <text:p text:style-name="P23">Aumento no desperdício de alimentos devido ao transporte e armazenamento</text:p>
        </text:list-item>
        <text:list-item>
          <text:p text:style-name="P24">Uso intensivo de recursos naturais na agricultura convencional</text:p>
        </text:list-item>
        <text:list-item>
          <text:p text:style-name="P25">Limitação do acesso a alimentos frescos e orgânicos em áreas urbanas</text:p>
        </text:list-item>
        <text:list-item>
          <text:p text:style-name="P26">Perda de oportunidades para pequenos empreendedores no setor agrícola urbano</text:p>
        </text:list-item>
      </text:list>
      <text:p text:style-name="P27"/>
      <text:h text:style-name="P28" text:outline-level="2"><text:span text:style-name="T29">3. Justificativa da Importância do Projeto</text:span></text:h>
      <text:h text:style-name="P30" text:outline-level="3"><text:span text:style-name="T31">3.1 Por que resolver esse problema é importante?</text:span></text:h>
      <text:p text:style-name="P32">A democratização da agricultura vertical através de sistemas hidropônicos acessíveis é importante por diversos motivos:</text:p>
      <text:list text:style-name="LFO12" text:continue-numbering="true">
        <text:list-item>
          <text:p text:style-name="P33">Segurança alimentar: Permite a produção local de alimentos, reduzindo a dependência de cadeias de suprimento longas</text:p>
        </text:list-item>
        <text:list-item>
          <text:p text:style-name="P34">Sustentabilidade: Sistemas hidropônicos utilizam até 95% menos água que a agricultura convencional</text:p>
        </text:list-item>
        <text:list-item>
          <text:p text:style-name="P35">Saúde pública: Facilita o acesso a alimentos frescos e livres de agrotóxicos</text:p>
        </text:list-item>
        <text:list-item>
          <text:p text:style-name="P36">Educação: Promove a conscientização sobre produção de alimentos e sustentabilidade</text:p>
        </text:list-item>
        <text:list-item>
          <text:p text:style-name="P37">Economia circular: Incentiva o reaproveitamento de recursos em ambientes urbanos</text:p>
        </text:list-item>
      </text:list>
      <text:p text:style-name="P38"/>
      <text:h text:style-name="P39" text:outline-level="3"><text:span text:style-name="T40">3.2 Papel da IoT na Solução</text:span></text:h>
      <text:p text:style-name="P41">A Internet das Coisas (IoT) desempenha um papel fundamental na solução proposta:</text:p>
      <text:list text:style-name="LFO13" text:continue-numbering="true">
        <text:list-item>
          <text:p text:style-name="P42">Monitoramento em tempo real dos parâmetros críticos para o crescimento saudável das plantas</text:p>
        </text:list-item>
        <text:list-item>
          <text:p text:style-name="P43">Automação de processos como irrigação, iluminação e controle de nutrientes</text:p>
        </text:list-item>
        <text:list-item>
          <text:p text:style-name="P44">Coleta e análise de dados para otimização contínua do sistema</text:p>
        </text:list-item>
        <text:list-item>
          <text:p text:style-name="P45">Alertas e notificações para intervenção humana quando necessário</text:p>
        </text:list-item>
        <text:list-item>
          <text:p text:style-name="P46">Integração com aplicativos móveis para controle remoto e acompanhamento do desenvolvimento das plantas</text:p>
        </text:list-item>
      </text:list>
      <text:p text:style-name="P47"/>
      <text:h text:style-name="P48" text:outline-level="3"><text:span text:style-name="T49">3.3 Exemplo de Aplicações Similares</text:span></text:h>
      <text:p text:style-name="P50">Diversas aplicações no mercado demonstram o potencial da agricultura vertical controlada por IoT:</text:p>
      <text:list text:style-name="LFO14" text:continue-numbering="true">
        <text:list-item>
          <text:p text:style-name="P51">Click &amp; Grow: Sistema de jardim inteligente para cultivo indoor com monitoramento automatizado</text:p>
        </text:list-item>
        <text:list-item>
          <text:p text:style-name="P52">Farmbot: Robô de jardinagem de código aberto que planta, rega e monitora plantas</text:p>
        </text:list-item>
        <text:list-item>
          <text:p text:style-name="P53">Aerogarden: Sistema hidropônico compacto com iluminação LED e alertas de manutenção</text:p>
        </text:list-item>
        <text:list-item>
          <text:p text:style-name="P54">Grobo: Sistema automatizado para cultivo indoor com controle via aplicativo</text:p>
        </text:list-item>
      </text:list>
      <text:p text:style-name="P55"/>
      <text:h text:style-name="P56" text:outline-level="2"><text:span text:style-name="T57">4. Objetivos do Projeto</text:span></text:h>
      <text:h text:style-name="P58" text:outline-level="3"><text:span text:style-name="T59">4.1 Objetivo Geral</text:span></text:h>
      <text:p text:style-name="P60">Desenvolver um sistema de controle automatizado para hidroponia caseira baseado em IoT, que seja acessível, fácil de usar e eficiente, permitindo a produção de alimentos frescos e saudáveis em ambientes urbanos com espaço limitado.</text:p>
      <text:p text:style-name="P61"/>
      <text:h text:style-name="P62" text:outline-level="3"><text:span text:style-name="T63">4.2 Objetivos Específicos</text:span></text:h>
      <text:list text:style-name="LFO15" text:continue-numbering="true">
        <text:list-item>
          <text:p text:style-name="P64">Criar um sistema modular de sensores para monitoramento de CE, pH, temperatura, umidade e iluminação</text:p>
        </text:list-item>
        <text:list-item>
          <text:p text:style-name="P65">Desenvolver um microcontrolador baseado em ESP8266 para processamento e conectividade</text:p>
        </text:list-item>
        <text:list-item>
          <text:p text:style-name="P66">Implementar uma plataforma IoT para coleta, análise e visualização de dados</text:p>
        </text:list-item>
        <text:list-item>
          <text:p text:style-name="P67">Projetar uma estrutura modular e escalável para cultivo hidropônico</text:p>
        </text:list-item>
        <text:list-item>
          <text:p text:style-name="P68">Criar uma interface intuitiva via aplicativo para controle e monitoramento do sistema</text:p>
        </text:list-item>
        <text:list-item>
          <text:p text:style-name="P69">Reduzir o consumo de água em pelo menos 90% em comparação com métodos tradicionais de cultivo</text:p>
        </text:list-item>
      </text:list>
      <text:p text:style-name="P70"/>
      <text:soft-page-break/>
      <text:h text:style-name="P71" text:outline-level="2"><text:span text:style-name="T72">5. Público-Alvo do Projeto</text:span></text:h>
      <text:h text:style-name="P73" text:outline-level="3"><text:span text:style-name="T74">5.1 Quem se beneficiará da solução?</text:span></text:h>
      <text:p text:style-name="P75">Os principais beneficiários da solução proposta serão:</text:p>
      <text:list text:style-name="LFO16" text:continue-numbering="true">
        <text:list-item>
          <text:p text:style-name="P76">Entusiastas de jardinagem urbana com espaço limitado</text:p>
        </text:list-item>
        <text:list-item>
          <text:p text:style-name="P77">Famílias interessadas em produzir alimentos frescos e saudáveis em casa</text:p>
        </text:list-item>
        <text:list-item>
          <text:p text:style-name="P78">Pequenos produtores hidropônicos que buscam otimizar suas operações</text:p>
        </text:list-item>
        <text:list-item>
          <text:p text:style-name="P79">Escolas e instituições educacionais para projetos de educação ambiental</text:p>
        </text:list-item>
        <text:list-item>
          <text:p text:style-name="P80">Restaurantes focados em ingredientes frescos e locais</text:p>
        </text:list-item>
      </text:list>
      <text:p text:style-name="P81"/>
      <text:h text:style-name="P82" text:outline-level="3"><text:span text:style-name="T83">5.2 Segmento do Agronegócio</text:span></text:h>
      <text:p text:style-name="P84">O projeto se insere no segmento de agricultura urbana e vertical, especificamente:</text:p>
      <text:list text:style-name="LFO17" text:continue-numbering="true">
        <text:list-item>
          <text:p text:style-name="P85">Produção hidropônica de pequena escala</text:p>
        </text:list-item>
        <text:list-item>
          <text:p text:style-name="P86">Agricultura de precisão baseada em IoT</text:p>
        </text:list-item>
        <text:list-item>
          <text:p text:style-name="P87">Sistemas alimentares urbanos sustentáveis</text:p>
        </text:list-item>
        <text:list-item>
          <text:p text:style-name="P88">Tecnologias para produção de alimentos em ambientes controlados</text:p>
        </text:list-item>
        <text:list-item>
          <text:p text:style-name="P89"/>
        </text:list-item>
      </text:list>
      <text:h text:style-name="P90" text:outline-level="3"><text:span text:style-name="T91">5.3 Impacto para o Usuário Final</text:span></text:h>
      <text:p text:style-name="P92">Para os usuários finais, o sistema proporcionará:</text:p>
      <text:list text:style-name="LFO18" text:continue-numbering="true">
        <text:list-item>
          <text:p text:style-name="P93">Acesso a alimentos frescos e saudáveis produzidos localmente</text:p>
        </text:list-item>
        <text:list-item>
          <text:p text:style-name="P94">Redução nos gastos com hortaliças e ervas aromáticas</text:p>
        </text:list-item>
        <text:list-item>
          <text:p text:style-name="P95">Experiência educativa sobre produção de alimentos e sustentabilidade</text:p>
        </text:list-item>
        <text:list-item>
          <text:p text:style-name="P96">Satisfação pessoal de cultivar os próprios alimentos</text:p>
        </text:list-item>
        <text:list-item>
          <text:p text:style-name="P97">Otimização do uso de espaço e recursos em ambientes urbanos</text:p>
        </text:list-item>
      </text:list>
      <text:p text:style-name="P98"/>
      <text:h text:style-name="P99" text:outline-level="2"><text:span text:style-name="T100">6. Conclusão</text:span></text:h>
      <text:p text:style-name="P101">O projeto "Agricultura Vertical" propõe uma solução inovadora para os desafios da produção de alimentos em ambientes urbanos, combinando hidroponia, IoT e design modular para criar um sistema acessível e eficiente. Ao democratizar o acesso à tecnologia de agricultura vertical, o projeto contribui para a segurança alimentar, sustentabilidade e bem-estar em contextos urbanos. A integração de sensores avançados, conectividade e análise de dados permite uma otimização contínua do sistema, resultando em maior produtividade e menor desperdício de recursos. Com um mercado em crescimento e uma crescente conscientização sobre a importância da produção local de alimentos, o projeto tem um potencial significativo para impacto positivo no setor de agronegócio urbano.</text:p>
      <text:p text:style-name="P102"/>
      <text:h text:style-name="P103" text:outline-level="2"><text:span text:style-name="T104">7. Referências</text:span></text:h>
      <text:list text:style-name="LFO19" text:continue-numbering="true">
        <text:list-item>
          <text:p text:style-name="P105">United Nations. (2023). World Urbanization Prospects: The 2023 Revision.</text:p>
        </text:list-item>
        <text:list-item>
          <text:p text:style-name="P106">Food and Agriculture Organization. (2024). The State of Food and Agriculture: Urban Food Systems.</text:p>
        </text:list-item>
        <text:list-item>
          <text:p text:style-name="P107">Weber, C. L., &amp; Matthews, H. S. (2022). Food-miles and the relative climate impacts of food choices in the United States. Environmental Science &amp; Technology, 42(10), 3508-3513.</text:p>
        </text:list-item>
        <text:list-item>
          <text:p text:style-name="P108">Despommier, D. (2023). The Vertical Farm: Feeding the World in the 21st Century. St. Martin's Press.</text:p>
        </text:list-item>
        <text:list-item>
          <text:p text:style-name="P109">Touliatos, D., Dodd, I. C., &amp; McAinsh, M. (2024). Vertical farming increases lettuce yield per unit area compared to conventional horizontal hydroponics. Food and Energy Security, 5(3), 184-191.</text:p>
        </text:list-item>
        <text:list-item>
          <text:p text:style-name="P110">Benke, K., &amp; Tomkins, B. (2023). Future food-production systems: vertical farming and controlled-environment agriculture. Sustainability: Science, Practice and Policy, 13(1), 13-26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André Ricartes</meta:initial-creator>
    <dc:creator>André Ricartes</dc:creator>
    <meta:creation-date>2025-03-25T19:46:00Z</meta:creation-date>
    <dc:date>2025-03-25T20:07:00Z</dc:date>
    <meta:template xlink:href="Normal" xlink:type="simple"/>
    <meta:editing-cycles>3</meta:editing-cycles>
    <meta:editing-duration>PT1320S</meta:editing-duration>
    <meta:document-statistic meta:page-count="5" meta:paragraph-count="15" meta:word-count="1197" meta:character-count="7646" meta:row-count="53" meta:non-whitespace-character-count="6464"/>
  </office:meta>
</office:document-meta>
</file>